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3.166cm" style:rel-column-width="10922*"/>
    </style:style>
    <style:style style:name="Tableau6.F" style:family="table-column">
      <style:table-column-properties style:column-width="3.168cm" style:rel-column-width="10925*"/>
    </style:style>
    <style:style style:name="Tableau6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6.F1" style:family="table-cell">
      <style:table-cell-properties style:vertical-align="middle" fo:padding="0.097cm" fo:border="1pt solid #000000"/>
    </style:style>
    <style:style style:name="Tableau6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6.F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598cm" style:rel-column-width="2062*"/>
    </style:style>
    <style:style style:name="Tableau1.B" style:family="table-column">
      <style:table-column-properties style:column-width="5.503cm" style:rel-column-width="18981*"/>
    </style:style>
    <style:style style:name="Tableau1.C" style:family="table-column">
      <style:table-column-properties style:column-width="12.899cm" style:rel-column-width="44492*"/>
    </style:style>
    <style:style style:name="Tableau1.A1" style:family="table-cell">
      <style:table-cell-properties fo:padding="0.049cm" fo:border-left="1pt solid #000000" fo:border-right="none" fo:border-top="1pt solid #000000" fo:border-bottom="1pt solid #000000" style:writing-mode="page"/>
    </style:style>
    <style:style style:name="Tableau1.C1" style:family="table-cell">
      <style:table-cell-properties fo:padding="0.049cm" fo:border="1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0.598cm" style:rel-column-width="2062*"/>
    </style:style>
    <style:style style:name="Tableau3.B" style:family="table-column">
      <style:table-column-properties style:column-width="5.503cm" style:rel-column-width="18981*"/>
    </style:style>
    <style:style style:name="Tableau3.C" style:family="table-column">
      <style:table-column-properties style:column-width="12.899cm" style:rel-column-width="44492*"/>
    </style:style>
    <style:style style:name="Tableau3.A1" style:family="table-cell">
      <style:table-cell-properties fo:padding-left="0cm" fo:padding-right="0cm" fo:padding-top="0.049cm" fo:padding-bottom="0.049cm" fo:border-left="1pt solid #000000" fo:border-right="none" fo:border-top="1pt solid #000000" fo:border-bottom="1pt solid #000000" style:writing-mode="page"/>
    </style:style>
    <style:style style:name="Tableau3.C1" style:family="table-cell">
      <style:table-cell-properties fo:padding-left="0cm" fo:padding-right="0cm" fo:padding-top="0.049cm" fo:padding-bottom="0.049cm" fo:border="1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0.598cm" style:rel-column-width="2062*"/>
    </style:style>
    <style:style style:name="Tableau2.B" style:family="table-column">
      <style:table-column-properties style:column-width="5.503cm" style:rel-column-width="18981*"/>
    </style:style>
    <style:style style:name="Tableau2.C" style:family="table-column">
      <style:table-column-properties style:column-width="12.899cm" style:rel-column-width="44492*"/>
    </style:style>
    <style:style style:name="Tableau2.A1" style:family="table-cell">
      <style:table-cell-properties fo:padding-left="0cm" fo:padding-right="0cm" fo:padding-top="0.049cm" fo:padding-bottom="0.049cm" fo:border-left="1pt solid #000000" fo:border-right="none" fo:border-top="1pt solid #000000" fo:border-bottom="1pt solid #000000" style:writing-mode="page"/>
    </style:style>
    <style:style style:name="Tableau2.C1" style:family="table-cell">
      <style:table-cell-properties fo:padding-left="0cm" fo:padding-right="0cm" fo:padding-top="0.049cm" fo:padding-bottom="0.049cm" fo:border="1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4" officeooo:rsid="00911827" officeooo:paragraph-rsid="00911827" style:font-size-asian="10.5pt"/>
    </style:style>
    <style:style style:name="P2" style:family="paragraph" style:parent-style-name="Text_20_body">
      <style:paragraph-properties fo:line-height="100%"/>
      <style:text-properties style:font-name="Arial4" officeooo:rsid="00911827" officeooo:paragraph-rsid="00911827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Arial4" officeooo:rsid="009fe072" officeooo:paragraph-rsid="009fe072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Arial4" officeooo:rsid="009fe072" officeooo:paragraph-rsid="00a2d08a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Arial4" officeooo:rsid="009fe072" officeooo:paragraph-rsid="00cf60f5" style:font-size-asian="10.5pt"/>
    </style:style>
    <style:style style:name="P6" style:family="paragraph" style:parent-style-name="Text_20_body">
      <style:paragraph-properties fo:line-height="100%"/>
      <style:text-properties style:font-name="Arial4" officeooo:rsid="008f4831" officeooo:paragraph-rsid="008f4831" style:font-size-asian="10.5pt"/>
    </style:style>
    <style:style style:name="P7" style:family="paragraph" style:parent-style-name="Text_20_body">
      <style:paragraph-properties fo:line-height="100%"/>
      <style:text-properties style:font-name="Arial4" officeooo:rsid="008f4831" officeooo:paragraph-rsid="00b4f8af" style:font-size-asian="10.5pt"/>
    </style:style>
    <style:style style:name="P8" style:family="paragraph" style:parent-style-name="Standard">
      <style:paragraph-properties fo:text-align="center" style:justify-single-word="false"/>
      <style:text-properties style:font-name="Arial4" officeooo:paragraph-rsid="00b692a8" style:font-size-asian="10.5pt"/>
    </style:style>
    <style:style style:name="P9" style:family="paragraph" style:parent-style-name="Text_20_body">
      <style:paragraph-properties fo:line-height="100%"/>
      <style:text-properties officeooo:paragraph-rsid="008f4831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9c0e50"/>
    </style:style>
    <style:style style:name="P11" style:family="paragraph" style:parent-style-name="Text_20_body">
      <style:paragraph-properties fo:line-height="100%"/>
      <style:text-properties officeooo:rsid="00931dc8" officeooo:paragraph-rsid="00b7ccf5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95d19f" officeooo:paragraph-rsid="009c0e50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2.2cm"/>
        </style:tab-stops>
      </style:paragraph-properties>
      <style:text-properties officeooo:rsid="0095d19f" officeooo:paragraph-rsid="00b85590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2.2cm"/>
        </style:tab-stops>
      </style:paragraph-properties>
      <style:text-properties officeooo:rsid="0095d19f" officeooo:paragraph-rsid="00ba0c9b"/>
    </style:style>
    <style:style style:name="P15" style:family="paragraph" style:parent-style-name="Text_20_body">
      <style:paragraph-properties fo:line-height="100%"/>
      <style:text-properties officeooo:rsid="0095d19f" officeooo:paragraph-rsid="00ba0c9b"/>
    </style:style>
    <style:style style:name="P16" style:family="paragraph" style:parent-style-name="Text_20_body">
      <style:paragraph-properties fo:line-height="100%"/>
      <style:text-properties officeooo:rsid="0097112a" officeooo:paragraph-rsid="0097112a"/>
    </style:style>
    <style:style style:name="P17" style:family="paragraph" style:parent-style-name="Text_20_body">
      <style:paragraph-properties fo:line-height="100%"/>
      <style:text-properties officeooo:rsid="0097b024" officeooo:paragraph-rsid="0097b024"/>
    </style:style>
    <style:style style:name="P18" style:family="paragraph" style:parent-style-name="Text_20_body">
      <style:paragraph-properties fo:line-height="100%"/>
      <style:text-properties officeooo:rsid="009c0e50" officeooo:paragraph-rsid="009c0e50"/>
    </style:style>
    <style:style style:name="P19" style:family="paragraph" style:parent-style-name="Text_20_body">
      <style:paragraph-properties fo:line-height="100%"/>
      <style:text-properties officeooo:rsid="0064064c" officeooo:paragraph-rsid="009c0e50"/>
    </style:style>
    <style:style style:name="P20" style:family="paragraph" style:parent-style-name="Text_20_body">
      <style:paragraph-properties fo:line-height="100%"/>
      <style:text-properties officeooo:rsid="0064064c" officeooo:paragraph-rsid="00a2d08a"/>
    </style:style>
    <style:style style:name="P21" style:family="paragraph" style:parent-style-name="Text_20_body">
      <style:paragraph-properties fo:line-height="100%"/>
      <style:text-properties officeooo:rsid="0064064c" officeooo:paragraph-rsid="00cf60f5"/>
    </style:style>
    <style:style style:name="P22" style:family="paragraph" style:parent-style-name="Text_20_body">
      <style:paragraph-properties fo:line-height="100%"/>
      <style:text-properties style:text-position="0% 100%" style:font-name="Arial4" officeooo:rsid="0097b024" officeooo:paragraph-rsid="0097b024" style:font-size-asian="10.5pt"/>
    </style:style>
    <style:style style:name="P23" style:family="paragraph" style:parent-style-name="Text_20_body">
      <style:paragraph-properties fo:line-height="100%"/>
      <style:text-properties style:text-position="0% 100%" style:font-name="Arial4" officeooo:rsid="009b6dd5" officeooo:paragraph-rsid="009b6dd5" style:font-size-asian="10.5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style:text-position="0% 100%" style:font-name="Courier New" officeooo:rsid="00b08b98" officeooo:paragraph-rsid="00b85590" style:font-size-asian="10.5pt"/>
    </style:style>
    <style:style style:name="P25" style:family="paragraph" style:parent-style-name="Text_20_body">
      <style:paragraph-properties fo:line-height="100%"/>
      <style:text-properties style:text-position="0% 100%" style:font-name="Courier New" officeooo:rsid="00b08b98" officeooo:paragraph-rsid="00b08b98" style:font-size-asian="10.5pt"/>
    </style:style>
    <style:style style:name="P26" style:family="paragraph" style:parent-style-name="Standard">
      <style:paragraph-properties fo:margin-top="0cm" fo:margin-bottom="0cm" style:contextual-spacing="false" fo:line-height="115%">
        <style:tab-stops/>
      </style:paragraph-properties>
      <style:text-properties style:font-name="Arial" officeooo:paragraph-rsid="00b3bcaf"/>
    </style:style>
    <style:style style:name="P27" style:family="paragraph" style:parent-style-name="Standard">
      <style:paragraph-properties fo:line-height="115%"/>
      <style:text-properties style:font-name="Arial"/>
    </style:style>
    <style:style style:name="P28" style:family="paragraph" style:parent-style-name="Standard">
      <style:paragraph-properties fo:line-height="115%"/>
      <style:text-properties style:font-name="Arial" officeooo:paragraph-rsid="00d39ca9"/>
    </style:style>
    <style:style style:name="P29" style:family="paragraph" style:parent-style-name="Text_20_body">
      <style:paragraph-properties fo:margin-top="0cm" fo:margin-bottom="0cm" style:contextual-spacing="false" fo:line-height="115%">
        <style:tab-stops>
          <style:tab-stop style:position="2.2cm"/>
        </style:tab-stops>
      </style:paragraph-properties>
      <style:text-properties style:font-name="Arial" officeooo:rsid="00931dc8" officeooo:paragraph-rsid="0094fea1"/>
    </style:style>
    <style:style style:name="P30" style:family="paragraph" style:parent-style-name="Text_20_body">
      <style:paragraph-properties fo:margin-top="0cm" fo:margin-bottom="0cm" style:contextual-spacing="false" fo:line-height="115%">
        <style:tab-stops>
          <style:tab-stop style:position="2.2cm"/>
        </style:tab-stops>
      </style:paragraph-properties>
      <style:text-properties style:font-name="Arial" officeooo:rsid="0095d19f" officeooo:paragraph-rsid="0095d19f"/>
    </style:style>
    <style:style style:name="P31" style:family="paragraph" style:parent-style-name="Text_20_body">
      <style:paragraph-properties fo:line-height="115%"/>
      <style:text-properties style:font-name="Arial" officeooo:rsid="0097112a" officeooo:paragraph-rsid="0097b024"/>
    </style:style>
    <style:style style:name="P32" style:family="paragraph" style:parent-style-name="Text_20_body">
      <style:paragraph-properties fo:margin-top="0cm" fo:margin-bottom="0cm" style:contextual-spacing="false" fo:line-height="115%">
        <style:tab-stops/>
      </style:paragraph-properties>
      <style:text-properties fo:font-weight="bold" officeooo:rsid="0095d19f" officeooo:paragraph-rsid="0095d19f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15%">
        <style:tab-stops/>
      </style:paragraph-properties>
    </style:style>
    <style:style style:name="P34" style:family="paragraph" style:parent-style-name="Text_20_body">
      <style:paragraph-properties fo:margin-top="0cm" fo:margin-bottom="0cm" style:contextual-spacing="false" fo:line-height="115%">
        <style:tab-stops/>
      </style:paragraph-properties>
      <style:text-properties officeooo:paragraph-rsid="00b7ccf5"/>
    </style:style>
    <style:style style:name="P35" style:family="paragraph" style:parent-style-name="Standard">
      <style:paragraph-properties fo:line-height="115%"/>
    </style:style>
    <style:style style:name="P36" style:family="paragraph" style:parent-style-name="Standard">
      <style:paragraph-properties fo:line-height="115%"/>
      <style:text-properties officeooo:paragraph-rsid="00d39ca9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Courier New" officeooo:paragraph-rsid="00b08b98"/>
    </style:style>
    <style:style style:name="P38" style:family="paragraph" style:parent-style-name="Text_20_body">
      <style:paragraph-properties fo:line-height="100%"/>
      <style:text-properties officeooo:rsid="008f4831" officeooo:paragraph-rsid="00ba0c9b"/>
    </style:style>
    <style:style style:name="P39" style:family="paragraph" style:parent-style-name="Text_20_body">
      <style:paragraph-properties fo:line-height="100%"/>
      <style:text-properties officeooo:rsid="00bc300b" officeooo:paragraph-rsid="00bdafee"/>
    </style:style>
    <style:style style:name="P40" style:family="paragraph" style:parent-style-name="Text_20_body">
      <style:paragraph-properties fo:line-height="100%"/>
      <style:text-properties officeooo:rsid="00c42282" officeooo:paragraph-rsid="00c42282"/>
    </style:style>
    <style:style style:name="P41" style:family="paragraph" style:parent-style-name="Text_20_body">
      <style:text-properties officeooo:paragraph-rsid="00c9f6da"/>
    </style:style>
    <style:style style:name="P42" style:family="paragraph" style:parent-style-name="Standard">
      <style:paragraph-properties fo:line-height="115%"/>
      <style:text-properties style:font-name="Arial3" officeooo:rsid="00cd9f6e" style:font-name-asian="Arial3" style:font-name-complex="Arial3"/>
    </style:style>
    <style:style style:name="P43" style:family="paragraph" style:parent-style-name="Text_20_body">
      <style:text-properties officeooo:paragraph-rsid="00cd9f6e"/>
    </style:style>
    <style:style style:name="P44" style:family="paragraph" style:parent-style-name="Text_20_body">
      <style:text-properties officeooo:paragraph-rsid="00cf60f5"/>
    </style:style>
    <style:style style:name="P45" style:family="paragraph" style:parent-style-name="Text_20_body">
      <style:paragraph-properties fo:text-align="center" style:justify-single-word="false"/>
      <style:text-properties officeooo:rsid="00a59a31" officeooo:paragraph-rsid="00a59a31"/>
    </style:style>
    <style:style style:name="P46" style:family="paragraph" style:parent-style-name="Text_20_body">
      <style:paragraph-properties fo:line-height="100%"/>
      <style:text-properties style:font-name="Arial4" officeooo:rsid="00d0f93c" officeooo:paragraph-rsid="00d0f93c" style:font-size-asian="10.5pt"/>
    </style:style>
    <style:style style:name="P47" style:family="paragraph" style:parent-style-name="tfTitre_20_1_29_">
      <style:paragraph-properties fo:break-before="page"/>
    </style:style>
    <style:style style:name="P48" style:family="paragraph" style:parent-style-name="tfTitre_20_1_29_">
      <style:text-properties officeooo:paragraph-rsid="009c0e50"/>
    </style:style>
    <style:style style:name="P49" style:family="paragraph" style:parent-style-name="tfTitre_20_1_29_">
      <style:text-properties officeooo:paragraph-rsid="00a2d08a"/>
    </style:style>
    <style:style style:name="P50" style:family="paragraph" style:parent-style-name="tfTitre_20_1_29_">
      <style:text-properties officeooo:paragraph-rsid="00cf60f5"/>
    </style:style>
    <style:style style:name="P51" style:family="paragraph" style:parent-style-name="tfTitre_20_I_29_">
      <style:text-properties fo:font-variant="normal" fo:text-transform="none" style:font-name="Arial2" fo:font-size="18pt" fo:font-style="italic" fo:font-weight="bold" officeooo:rsid="008f4831" officeooo:paragraph-rsid="008f4831" style:font-size-asian="20pt" style:font-weight-asian="bold" style:font-size-complex="20pt" style:font-weight-complex="bold"/>
    </style:style>
    <style:style style:name="P52" style:family="paragraph" style:parent-style-name="tfTitre_20_I_29_">
      <style:paragraph-properties fo:break-before="page"/>
    </style:style>
    <style:style style:name="P53" style:family="paragraph">
      <style:paragraph-properties fo:text-align="center"/>
      <style:text-properties style:text-line-through-style="none" style:text-line-through-type="none" style:font-name="Arial3" fo:font-size="8pt" fo:font-style="normal" style:text-underline-style="none"/>
    </style:style>
    <style:style style:name="P54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55" style:family="paragraph">
      <style:paragraph-properties fo:text-align="center"/>
      <style:text-properties fo:color="#ff0000" style:text-line-through-style="none" style:text-line-through-type="none" style:font-name="Arial3" fo:font-size="12pt" fo:font-style="normal" style:text-underline-style="none"/>
    </style:style>
    <style:style style:name="P56" style:family="paragraph">
      <style:paragraph-properties fo:text-align="start"/>
      <style:text-properties style:text-line-through-style="none" style:text-line-through-type="none" style:font-name="Arial3" fo:font-size="12pt" fo:font-style="normal" style:text-underline-style="none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style:font-name="Arial" fo:font-size="11pt" style:font-size-asian="11pt" style:font-size-complex="11pt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f3457" style:font-weight-asian="bold" style:font-weight-complex="bold"/>
    </style:style>
    <style:style style:name="T3" style:family="text">
      <style:text-properties fo:font-weight="bold" officeooo:rsid="00c9f6da" style:font-weight-asian="bold" style:font-weight-complex="bold"/>
    </style:style>
    <style:style style:name="T4" style:family="text">
      <style:text-properties fo:font-weight="bold" officeooo:rsid="009fe072" style:font-weight-asian="bold" style:font-weight-complex="bold"/>
    </style:style>
    <style:style style:name="T5" style:family="text">
      <style:text-properties fo:font-weight="bold" officeooo:rsid="00cd9f6e" style:font-weight-asian="bold" style:font-weight-complex="bold"/>
    </style:style>
    <style:style style:name="T6" style:family="text">
      <style:text-properties officeooo:rsid="007c880a"/>
    </style:style>
    <style:style style:name="T7" style:family="text">
      <style:text-properties style:font-name="Arial4" style:font-size-asian="10.5pt"/>
    </style:style>
    <style:style style:name="T8" style:family="text">
      <style:text-properties style:font-name="Arial4" officeooo:rsid="00931dc8" style:font-size-asian="10.5pt"/>
    </style:style>
    <style:style style:name="T9" style:family="text">
      <style:text-properties style:font-name="Arial4" officeooo:rsid="009c0e50" style:font-size-asian="10.5pt"/>
    </style:style>
    <style:style style:name="T10" style:family="text">
      <style:text-properties style:font-name="Arial4" officeooo:rsid="00b08b98" style:font-size-asian="10.5pt"/>
    </style:style>
    <style:style style:name="T11" style:family="text">
      <style:text-properties style:font-name="Arial4" officeooo:rsid="00b4f8af" style:font-size-asian="10.5pt"/>
    </style:style>
    <style:style style:name="T12" style:family="text">
      <style:text-properties style:font-name="Arial4" officeooo:rsid="00b692a8" style:font-size-asian="10.5pt"/>
    </style:style>
    <style:style style:name="T13" style:family="text">
      <style:text-properties style:font-name="Arial4" officeooo:rsid="00bc958a" style:font-size-asian="10.5pt"/>
    </style:style>
    <style:style style:name="T14" style:family="text">
      <style:text-properties style:font-name="Arial4" officeooo:rsid="00bd07a2" style:font-size-asian="10.5pt"/>
    </style:style>
    <style:style style:name="T15" style:family="text">
      <style:text-properties style:font-name="Arial4" officeooo:rsid="00bf3457" style:font-size-asian="10.5pt"/>
    </style:style>
    <style:style style:name="T16" style:family="text">
      <style:text-properties style:font-name="Arial4" officeooo:rsid="00c4a3c4" style:font-size-asian="10.5pt"/>
    </style:style>
    <style:style style:name="T17" style:family="text">
      <style:text-properties style:font-name="Arial4" officeooo:rsid="00c4c1a5" style:font-size-asian="10.5pt"/>
    </style:style>
    <style:style style:name="T18" style:family="text">
      <style:text-properties style:font-name="Arial4" officeooo:rsid="00c60cc8" style:font-size-asian="10.5pt"/>
    </style:style>
    <style:style style:name="T19" style:family="text">
      <style:text-properties style:font-name="Arial4" officeooo:rsid="00c2ff7b" style:font-size-asian="10.5pt"/>
    </style:style>
    <style:style style:name="T20" style:family="text">
      <style:text-properties style:font-name="Arial4" officeooo:rsid="00cf60f5" style:font-size-asian="10.5pt"/>
    </style:style>
    <style:style style:name="T21" style:family="text">
      <style:text-properties style:font-name="Arial4" officeooo:rsid="00d0f93c" style:font-size-asian="10.5pt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Arial4" officeooo:rsid="00b4f8af" style:font-size-asian="10.5pt"/>
    </style:style>
    <style:style style:name="T24" style:family="text">
      <style:text-properties style:text-position="super 58%" officeooo:rsid="009c0e50"/>
    </style:style>
    <style:style style:name="T25" style:family="text">
      <style:text-properties style:text-position="super 58%" officeooo:rsid="00c9f6da"/>
    </style:style>
    <style:style style:name="T26" style:family="text">
      <style:text-properties style:text-position="super 58%" style:font-name="Arial3" officeooo:rsid="00cd9f6e" style:font-name-asian="Arial3" style:font-name-complex="Arial3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9c0e50"/>
    </style:style>
    <style:style style:name="T29" style:family="text">
      <style:text-properties style:text-position="sub 58%" style:font-name="Arial4" officeooo:rsid="00b4f8af" style:font-size-asian="10.5pt"/>
    </style:style>
    <style:style style:name="T30" style:family="text">
      <style:text-properties style:text-position="sub 58%" officeooo:rsid="00b692a8"/>
    </style:style>
    <style:style style:name="T31" style:family="text">
      <style:text-properties style:text-position="sub 58%" style:font-name="Arial3" officeooo:rsid="00cd9f6e" style:font-name-asian="Arial3" style:font-name-complex="Arial3"/>
    </style:style>
    <style:style style:name="T32" style:family="text">
      <style:text-properties style:text-position="sub 58%" fo:font-size="12pt" style:font-size-asian="12pt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Times New Roman" officeooo:rsid="011a969e" style:font-name-asian="Arial3" style:font-name-complex="Arial3"/>
    </style:style>
    <style:style style:name="T35" style:family="text">
      <style:text-properties style:text-position="0% 100%" style:font-name="Arial4" style:font-size-asian="10.5pt"/>
    </style:style>
    <style:style style:name="T36" style:family="text">
      <style:text-properties style:text-position="0% 100%" style:font-name="Arial4" officeooo:rsid="00b08b98" style:font-size-asian="10.5pt"/>
    </style:style>
    <style:style style:name="T37" style:family="text">
      <style:text-properties style:text-position="0% 100%" style:font-name="Arial4" fo:font-weight="bold" style:font-size-asian="10.5pt" style:font-weight-asian="bold" style:font-weight-complex="bold"/>
    </style:style>
    <style:style style:name="T38" style:family="text">
      <style:text-properties style:text-position="0% 100%" style:font-name="Arial4" fo:font-weight="normal" officeooo:rsid="00b08b98" style:font-size-asian="10.5pt" style:font-weight-asian="normal" style:font-weight-complex="normal"/>
    </style:style>
    <style:style style:name="T39" style:family="text">
      <style:text-properties style:text-position="0% 100%" officeooo:rsid="009c0e50"/>
    </style:style>
    <style:style style:name="T40" style:family="text">
      <style:text-properties style:text-position="0% 100%" style:font-size-asian="10.5pt"/>
    </style:style>
    <style:style style:name="T41" style:family="text">
      <style:text-properties style:text-position="0% 100%" officeooo:rsid="009b6dd5" style:font-size-asian="10.5pt"/>
    </style:style>
    <style:style style:name="T42" style:family="text">
      <style:text-properties style:text-position="0% 100%" officeooo:rsid="00b08b98" style:font-size-asian="10.5pt"/>
    </style:style>
    <style:style style:name="T43" style:family="text">
      <style:text-properties style:text-position="0% 100%" officeooo:rsid="0095d19f" style:font-size-asian="10.5pt"/>
    </style:style>
    <style:style style:name="T44" style:family="text">
      <style:text-properties style:text-position="0% 100%" officeooo:rsid="011a969e" style:font-size-asian="10.5pt"/>
    </style:style>
    <style:style style:name="T45" style:family="text">
      <style:text-properties style:text-position="0% 100%" officeooo:rsid="00931dc8" style:font-size-asian="10.5pt"/>
    </style:style>
    <style:style style:name="T46" style:family="text">
      <style:text-properties style:text-position="0% 100%" officeooo:rsid="00b3bcaf" style:font-size-asian="10.5pt"/>
    </style:style>
    <style:style style:name="T47" style:family="text">
      <style:text-properties style:text-position="0% 100%" officeooo:rsid="00b7ccf5" style:font-size-asian="10.5pt"/>
    </style:style>
    <style:style style:name="T48" style:family="text">
      <style:text-properties style:text-position="0% 100%" officeooo:rsid="0097b024" style:font-size-asian="10.5pt"/>
    </style:style>
    <style:style style:name="T49" style:family="text">
      <style:text-properties style:text-position="0% 100%" style:font-name="Arial3" officeooo:rsid="009c0e50" style:font-name-asian="Arial3" style:font-name-complex="Arial3"/>
    </style:style>
    <style:style style:name="T50" style:family="text">
      <style:text-properties style:text-position="0% 100%" style:font-name="Arial3" officeooo:rsid="00cd9f6e" style:font-name-asian="Arial3" style:font-name-complex="Arial3"/>
    </style:style>
    <style:style style:name="T51" style:family="text">
      <style:text-properties style:text-position="0% 100%" style:font-name="Arial" officeooo:rsid="011a969e" style:font-name-asian="Arial3" style:font-name-complex="Arial3"/>
    </style:style>
    <style:style style:name="T52" style:family="text">
      <style:text-properties style:text-position="0% 100%" style:font-name="Arial" officeooo:rsid="00cd9f6e" style:font-name-asian="Arial3" style:font-name-complex="Arial3"/>
    </style:style>
    <style:style style:name="T53" style:family="text">
      <style:text-properties style:text-position="0% 100%" style:font-name="Arial" officeooo:rsid="00ce459e" style:font-name-asian="Arial3" style:font-name-complex="Arial3"/>
    </style:style>
    <style:style style:name="T54" style:family="text">
      <style:text-properties style:text-position="0% 100%" style:font-name="Arial" officeooo:rsid="011a969e"/>
    </style:style>
    <style:style style:name="T55" style:family="text">
      <style:text-properties style:text-position="0% 100%" officeooo:rsid="011a969e"/>
    </style:style>
    <style:style style:name="T56" style:family="text">
      <style:text-properties fo:text-transform="uppercase" style:font-name="Arial" fo:font-size="24pt" fo:font-weight="bold" officeooo:rsid="008f4831" style:font-size-asian="20pt" style:font-weight-asian="bold" style:font-size-complex="20pt" style:font-weight-complex="bold"/>
    </style:style>
    <style:style style:name="T57" style:family="text">
      <style:text-properties fo:font-variant="normal" fo:text-transform="none" style:font-name="Arial" fo:font-size="14pt" fo:font-style="normal" fo:font-weight="bold" officeooo:rsid="00a2d08a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style:font-name="Arial" fo:font-size="14pt" fo:font-style="normal" fo:font-weight="bold" officeooo:rsid="00b08b98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style:font-name="Arial" fo:font-size="14pt" fo:font-style="normal" fo:font-weight="bold" officeooo:rsid="00cf60f5" style:font-size-asian="13pt" style:font-weight-asian="bold" style:font-size-complex="13pt" style:font-weight-complex="bold"/>
    </style:style>
    <style:style style:name="T60" style:family="text">
      <style:text-properties officeooo:rsid="00931dc8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fo:color="#c9211e" loext:opacity="100%" fo:font-weight="bold" officeooo:rsid="00931dc8" style:font-weight-asian="bold" style:font-weight-complex="bold"/>
    </style:style>
    <style:style style:name="T63" style:family="text">
      <style:text-properties fo:color="#c9211e" loext:opacity="100%" style:text-position="0% 100%" fo:font-weight="bold" officeooo:rsid="0095d19f" style:font-size-asian="10.5pt" style:font-weight-asian="bold" style:font-weight-complex="bold"/>
    </style:style>
    <style:style style:name="T64" style:family="text">
      <style:text-properties fo:color="#c9211e" loext:opacity="100%" style:text-position="0% 100%" fo:font-weight="bold" officeooo:rsid="00b3bcaf" style:font-size-asian="10.5pt" style:font-weight-asian="bold" style:font-weight-complex="bold"/>
    </style:style>
    <style:style style:name="T65" style:family="text">
      <style:text-properties fo:color="#c9211e" loext:opacity="100%" style:text-position="0% 100%" fo:font-weight="bold" officeooo:rsid="00b7ccf5" style:font-size-asian="10.5pt" style:font-weight-asian="bold" style:font-weight-complex="bold"/>
    </style:style>
    <style:style style:name="T66" style:family="text">
      <style:text-properties officeooo:rsid="0095d19f"/>
    </style:style>
    <style:style style:name="T67" style:family="text">
      <style:text-properties officeooo:rsid="009c0e50"/>
    </style:style>
    <style:style style:name="T68" style:family="text">
      <style:text-properties officeooo:rsid="009de177"/>
    </style:style>
    <style:style style:name="T69" style:family="text">
      <style:text-properties officeooo:rsid="00a31492"/>
    </style:style>
    <style:style style:name="T70" style:family="text">
      <style:text-properties officeooo:rsid="00ac2985"/>
    </style:style>
    <style:style style:name="T71" style:family="text">
      <style:text-properties officeooo:rsid="00afa466"/>
    </style:style>
    <style:style style:name="T72" style:family="text">
      <style:text-properties officeooo:rsid="00b08b98"/>
    </style:style>
    <style:style style:name="T73" style:family="text">
      <style:text-properties officeooo:rsid="00b3bcaf"/>
    </style:style>
    <style:style style:name="T74" style:family="text">
      <style:text-properties officeooo:rsid="011a969e"/>
    </style:style>
    <style:style style:name="T75" style:family="text">
      <style:text-properties style:font-name="Arial3" officeooo:rsid="00b4f8af" style:font-size-asian="10.5pt"/>
    </style:style>
    <style:style style:name="T76" style:family="text">
      <style:text-properties style:font-name="Arial3" style:font-name-asian="Arial3" style:font-name-complex="Arial3"/>
    </style:style>
    <style:style style:name="T77" style:family="text">
      <style:text-properties style:font-name="Arial3" officeooo:rsid="00c9f6da" style:font-name-asian="Arial3" style:font-name-complex="Arial3"/>
    </style:style>
    <style:style style:name="T78" style:family="text">
      <style:text-properties style:font-name="Arial3" officeooo:rsid="00cd9f6e" style:font-name-asian="Arial3" style:font-name-complex="Arial3"/>
    </style:style>
    <style:style style:name="T79" style:family="text">
      <style:text-properties style:font-name="Arial3" officeooo:rsid="00ceace6" style:font-name-asian="Arial3" style:font-name-complex="Arial3"/>
    </style:style>
    <style:style style:name="T80" style:family="text">
      <style:text-properties officeooo:rsid="00b7ccf5"/>
    </style:style>
    <style:style style:name="T81" style:family="text">
      <style:text-properties officeooo:rsid="00b85590"/>
    </style:style>
    <style:style style:name="T82" style:family="text">
      <style:text-properties fo:font-size="12pt" fo:font-style="normal" fo:font-weight="normal" style:font-size-asian="12pt" style:font-style-asian="normal" style:font-weight-asian="normal"/>
    </style:style>
    <style:style style:name="T83" style:family="text">
      <style:text-properties fo:font-size="12pt" fo:font-style="normal" fo:font-weight="normal" officeooo:rsid="00cbc396" style:font-size-asian="12pt" style:font-style-asian="normal" style:font-weight-asian="normal"/>
    </style:style>
    <style:style style:name="T84" style:family="text">
      <style:text-properties officeooo:rsid="00bc958a"/>
    </style:style>
    <style:style style:name="T85" style:family="text">
      <style:text-properties officeooo:rsid="00bf3457"/>
    </style:style>
    <style:style style:name="T86" style:family="text">
      <style:text-properties officeooo:rsid="00c0681e"/>
    </style:style>
    <style:style style:name="T87" style:family="text">
      <style:text-properties officeooo:rsid="00c9f6da"/>
    </style:style>
    <style:style style:name="T88" style:family="text">
      <style:text-properties officeooo:rsid="009fe072"/>
    </style:style>
    <style:style style:name="T89" style:family="text">
      <style:text-properties officeooo:rsid="00cd9f6e"/>
    </style:style>
    <style:style style:name="T90" style:family="text">
      <style:text-properties style:font-name="Arial" officeooo:rsid="00cd9f6e"/>
    </style:style>
    <style:style style:name="T91" style:family="text">
      <style:text-properties style:font-name="Arial" officeooo:rsid="00c9f6da"/>
    </style:style>
    <style:style style:name="T92" style:family="text">
      <style:text-properties style:font-name="Arial" officeooo:rsid="00c9f6da" style:font-name-asian="Arial3" style:font-name-complex="Arial3"/>
    </style:style>
    <style:style style:name="T93" style:family="text">
      <style:text-properties style:font-name="Arial" officeooo:rsid="00931dc8"/>
    </style:style>
    <style:style style:name="T94" style:family="text">
      <style:text-properties officeooo:rsid="00c9f6da" style:font-name-asian="Arial3" style:font-name-complex="Arial3"/>
    </style:style>
    <style:style style:name="T95" style:family="text">
      <style:text-properties officeooo:rsid="00ceace6"/>
    </style:style>
    <style:style style:name="T96" style:family="text">
      <style:text-properties officeooo:rsid="00cf60f5"/>
    </style:style>
    <style:style style:name="T97" style:family="text">
      <style:text-properties style:font-name="Arial" fo:font-size="11pt" style:font-size-asian="11pt" style:font-size-complex="11pt"/>
    </style:style>
    <style:style style:name="T98" style:family="text">
      <style:text-properties fo:color="#ea7500" loext:opacity="100%"/>
    </style:style>
    <style:style style:name="T99" style:family="text">
      <style:text-properties fo:color="#355269" loext:opacity="100%"/>
    </style:style>
    <style:style style:name="T100" style:family="text">
      <style:text-properties fo:color="#784b04" loext:opacity="100%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textarea-vertical-align="middle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 #ff0000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cm" svg:stroke-color="#355269" draw:marker-start-width="0.39cm" draw:marker-end="Extrémités_20_de_20_flèche_20_4" draw:marker-end-width="0.19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b85c00" draw:marker-start-width="0.39cm" draw:marker-end="Extrémités_20_de_20_flèche_20_5" draw:marker-end-width="0.19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547cm" style:run-through="background"/>
      <style:paragraph-properties style:writing-mode="lr-tb"/>
    </style:style>
    <style:style style:name="gr10" style:family="graphic">
      <style:graphic-properties svg:stroke-width="0.03cm" svg:stroke-color="#ea7500" draw:marker-start-width="0.39cm" draw:marker-end-width="0.39cm" draw:fill="none" draw:textarea-horizontal-align="justify" draw:textarea-vertical-align="middle" draw:auto-grow-height="false" fo:min-height="0.296cm" fo:min-width="0.296cm" fo:padding-top="0.014cm" fo:padding-bottom="0.014cm" fo:padding-left="0.014cm" fo:padding-right="0.014cm" style:run-through="background"/>
    </style:style>
    <style:style style:name="gr11" style:family="graphic">
      <style:graphic-properties svg:stroke-width="0.03cm" svg:stroke-color="#ea7500" draw:marker-start-width="0.39cm" draw:marker-end="Extrémités_20_de_20_flèche_20_1" draw:marker-end-width="0.199cm" draw:textarea-horizontal-align="center" draw:textarea-vertical-align="middle" fo:padding-top="0.014cm" fo:padding-bottom="0.014cm" fo:padding-left="0.014cm" fo:padding-right="0.014cm" style:run-through="background"/>
    </style:style>
    <style:style style:name="gr12" style:family="graphic">
      <style:graphic-properties svg:stroke-width="0.03cm" svg:stroke-color="#355269" draw:marker-start-width="0.39cm" draw:marker-end-width="0.39cm" draw:fill="none" draw:textarea-horizontal-align="justify" draw:textarea-vertical-align="middle" draw:auto-grow-height="false" fo:min-height="0.407cm" fo:min-width="0.407cm" fo:padding-top="0.014cm" fo:padding-bottom="0.014cm" fo:padding-left="0.014cm" fo:padding-right="0.014cm" style:run-through="background"/>
    </style:style>
    <style:style style:name="gr13" style:family="graphic">
      <style:graphic-properties svg:stroke-width="0.03cm" svg:stroke-color="#355269" draw:marker-start-width="0.39cm" draw:marker-end="Extrémités_20_de_20_flèche_20_2" draw:marker-end-width="0.191cm" draw:textarea-horizontal-align="center" draw:textarea-vertical-align="middle" fo:padding-top="0.014cm" fo:padding-bottom="0.014cm" fo:padding-left="0.014cm" fo:padding-right="0.014cm" style:run-through="background"/>
    </style:style>
    <style:style style:name="gr14" style:family="graphic">
      <style:graphic-properties svg:stroke-width="0.03cm" svg:stroke-color="#784b04" draw:marker-start-width="0.39cm" draw:marker-end-width="0.39cm" draw:fill="none" draw:textarea-horizontal-align="justify" draw:textarea-vertical-align="middle" draw:auto-grow-height="false" fo:min-height="0.252cm" fo:min-width="0.252cm" fo:padding-top="0.014cm" fo:padding-bottom="0.014cm" fo:padding-left="0.014cm" fo:padding-right="0.014cm" style:run-through="background"/>
    </style:style>
    <style:style style:name="gr15" style:family="graphic">
      <style:graphic-properties svg:stroke-width="0.03cm" svg:stroke-color="#784b04" draw:marker-start-width="0.39cm" draw:marker-end="Extrémités_20_de_20_flèche_20_3" draw:marker-end-width="0.191cm" draw:textarea-horizontal-align="center" draw:textarea-vertical-align="middle" fo:padding-top="0.014cm" fo:padding-bottom="0.014cm" fo:padding-left="0.014cm" fo:padding-right="0.014cm" style:run-through="backgroun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current-value="2^     + 2^" form:value="2^     + 2^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8" form:id="control3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6">un </text:span><text:span text:style-name="T56">réel flottant</text:span><text:span text:style-name="T6"> </text:span>EN BINAIRE</text:p>
      <text:list xml:id="list1851939640" text:style-name="tfNum_20_I_29_">
        <text:list-item>
          <text:p text:style-name="P51">Écrire un nombre à virgule en binaire</text:p>
        </text:list-item>
      </text:list>
      <text:list xml:id="list1621884605" text:style-name="tfNum_20_1_29_">
        <text:list-item>
          <text:p text:style-name="tfTitre_20_1_29_">Base 2 vers base 10</text:p>
        </text:list-item>
      </text:list>
      <text:p text:style-name="P38"><text:span text:style-name="T7">En base 10, on a par exemple :<text:line-break/></text:span><text:span text:style-name="T11">123,456 = </text:span><text:span text:style-name="T11"><draw:control text:anchor-type="as-char" draw:z-index="11" draw:name="Contrôle 6" draw:style-name="gr2" draw:text-style-name="P54" svg:width="0.84cm" svg:height="0.701cm" draw:control="control1"/></text:span><text:span text:style-name="T11"><text:s/></text:span><text:span text:style-name="T75">×</text:span><text:span text:style-name="T11"> 10</text:span><text:span text:style-name="T23">2</text:span><text:span text:style-name="T11"> + </text:span><text:span text:style-name="T11"><draw:control text:anchor-type="as-char" draw:z-index="24" draw:name="Contrôle 1" draw:style-name="gr2" draw:text-style-name="P54" svg:width="0.84cm" svg:height="0.701cm" draw:control="control14"/></text:span><text:span text:style-name="T11"><text:s/></text:span><text:span text:style-name="T75">×</text:span><text:span text:style-name="T11"> 10</text:span><text:span text:style-name="T23">1</text:span><text:span text:style-name="T11"> + </text:span><text:span text:style-name="T11"><draw:control text:anchor-type="as-char" draw:z-index="25" draw:name="Contrôle 2" draw:style-name="gr2" draw:text-style-name="P54" svg:width="0.84cm" svg:height="0.701cm" draw:control="control15"/></text:span><text:span text:style-name="T11"><text:s/></text:span><text:span text:style-name="T75">×</text:span><text:span text:style-name="T11"> 10</text:span><text:span text:style-name="T23">0</text:span><text:span text:style-name="T11"> + </text:span><text:span text:style-name="T11"><draw:control text:anchor-type="as-char" draw:z-index="26" draw:name="Contrôle 3" draw:style-name="gr2" draw:text-style-name="P54" svg:width="0.84cm" svg:height="0.701cm" draw:control="control16"/></text:span><text:span text:style-name="T11"><text:s/></text:span><text:span text:style-name="T75">×</text:span><text:span text:style-name="T11"> 10</text:span><text:span text:style-name="T23">-1</text:span><text:span text:style-name="T11"> + </text:span><text:span text:style-name="T11"><draw:control text:anchor-type="as-char" draw:z-index="27" draw:name="Contrôle 4" draw:style-name="gr2" draw:text-style-name="P54" svg:width="0.84cm" svg:height="0.701cm" draw:control="control17"/></text:span><text:span text:style-name="T11"><text:s/></text:span><text:span text:style-name="T75">×</text:span><text:span text:style-name="T11"> 10</text:span><text:span text:style-name="T23">-2</text:span><text:span text:style-name="T11"> + </text:span><text:span text:style-name="T11"><draw:control text:anchor-type="as-char" draw:z-index="28" draw:name="Contrôle 5" draw:style-name="gr2" draw:text-style-name="P54" svg:width="0.84cm" svg:height="0.701cm" draw:control="control18"/></text:span><text:span text:style-name="T11"><text:s/></text:span><text:span text:style-name="T75">×</text:span><text:span text:style-name="T11"> 10</text:span><text:span text:style-name="T23">-3</text:span></text:p>
      <text:p text:style-name="P7"/>
      <text:p text:style-name="P38"><text:span text:style-name="T7">De même, en base </text:span><text:span text:style-name="T8">2</text:span><text:span text:style-name="T7">, on aura :<text:line-break/></text:span><text:span text:style-name="T11">10,1101</text:span><text:span text:style-name="T29">2</text:span><text:span text:style-name="T11"> = </text:span><text:span text:style-name="T11"><draw:control text:anchor-type="as-char" draw:z-index="29" draw:name="Contrôle 7" draw:style-name="gr2" draw:text-style-name="P54" svg:width="0.84cm" svg:height="0.701cm" draw:control="control19"/></text:span><text:span text:style-name="T11"><text:s/></text:span><text:span text:style-name="T75">×</text:span><text:span text:style-name="T11"> </text:span><text:span text:style-name="T12">2</text:span><text:span text:style-name="T23">1</text:span><text:span text:style-name="T11"> + </text:span><text:span text:style-name="T11"><draw:control text:anchor-type="as-char" draw:z-index="30" draw:name="Contrôle 8" draw:style-name="gr2" draw:text-style-name="P54" svg:width="0.84cm" svg:height="0.701cm" draw:control="control20"/></text:span><text:span text:style-name="T11"><text:s/></text:span><text:span text:style-name="T75">×</text:span><text:span text:style-name="T11"> </text:span><text:span text:style-name="T12">2</text:span><text:span text:style-name="T23">0</text:span><text:span text:style-name="T11"> + </text:span><text:span text:style-name="T11"><draw:control text:anchor-type="as-char" draw:z-index="31" draw:name="Contrôle 9" draw:style-name="gr2" draw:text-style-name="P54" svg:width="0.84cm" svg:height="0.701cm" draw:control="control21"/></text:span><text:span text:style-name="T11"><text:s/></text:span><text:span text:style-name="T75">×</text:span><text:span text:style-name="T11"> </text:span><text:span text:style-name="T12">2</text:span><text:span text:style-name="T23">-1</text:span><text:span text:style-name="T11"> + </text:span><text:span text:style-name="T11"><draw:control text:anchor-type="as-char" draw:z-index="32" draw:name="Contrôle 10" draw:style-name="gr2" draw:text-style-name="P54" svg:width="0.84cm" svg:height="0.701cm" draw:control="control22"/></text:span><text:span text:style-name="T11"><text:s/></text:span><text:span text:style-name="T75">×</text:span><text:span text:style-name="T11"> </text:span><text:span text:style-name="T12">2</text:span><text:span text:style-name="T23">-2</text:span><text:span text:style-name="T11"> + </text:span><text:span text:style-name="T11"><draw:control text:anchor-type="as-char" draw:z-index="33" draw:name="Contrôle 11" draw:style-name="gr2" draw:text-style-name="P54" svg:width="0.84cm" svg:height="0.701cm" draw:control="control23"/></text:span><text:span text:style-name="T11"><text:s/></text:span><text:span text:style-name="T75">×</text:span><text:span text:style-name="T11"> </text:span><text:span text:style-name="T12">2</text:span><text:span text:style-name="T23">-3</text:span><text:span text:style-name="T11"> + </text:span><text:span text:style-name="T11"><draw:control text:anchor-type="as-char" draw:z-index="34" draw:name="Contrôle 12" draw:style-name="gr2" draw:text-style-name="P54" svg:width="0.84cm" svg:height="0.701cm" draw:control="control24"/></text:span><text:span text:style-name="T11"><text:s/></text:span><text:span text:style-name="T75">×</text:span><text:span text:style-name="T11"> </text:span><text:span text:style-name="T12">2</text:span><text:span text:style-name="T23">-4</text:span></text:p>
      <text:p text:style-name="P7"/>
      <text:p text:style-name="P6"/>
      <text:p text:style-name="P6"/>
      <text:list xml:id="list150029348579386" text:continue-numbering="true" text:style-name="tfNum_20_1_29_">
        <text:list-item>
          <text:p text:style-name="tfTitre_20_1_29_">Base 10 vers base 2</text:p>
        </text:list-item>
      </text:list>
      <text:list xml:id="list585397339" text:style-name="tfNum_20_a_29_">
        <text:list-item>
          <text:p text:style-name="tfTitre_20_a_29_">En décomposant la partie décimale en somme de puissances négatives de 2</text:p>
        </text:list-item>
      </text:list>
      <text:p text:style-name="P2">Les premières puissances négatives de 2 sont :</text:p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1"><draw:frame draw:style-name="fr1" draw:name="Objet3" text:anchor-type="as-char" svg:y="-0.441cm" svg:width="0.778cm" svg:height="0.534cm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4" text:anchor-type="as-char" svg:y="-0.441cm" svg:width="0.781cm" svg:height="0.534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5" text:anchor-type="as-char" svg:y="-0.441cm" svg:width="0.78cm" svg:height="0.534cm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6" text:anchor-type="as-char" svg:y="-0.441cm" svg:width="0.787cm" svg:height="0.534cm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7" text:anchor-type="as-char" svg:y="-0.441cm" svg:width="0.781cm" svg:height="0.534cm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6.F1" office:value-type="string">
            <text:p text:style-name="P1"><draw:frame draw:style-name="fr1" draw:name="Objet8" text:anchor-type="as-char" svg:y="-0.441cm" svg:width="0.781cm" svg:height="0.534cm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">0,5</text:p>
          </table:table-cell>
          <table:table-cell table:style-name="Tableau6.A2" office:value-type="string">
            <text:p text:style-name="P8"><draw:control text:anchor-type="as-char" draw:z-index="12" draw:name="Contrôle 13" draw:style-name="gr2" draw:text-style-name="P54" svg:width="2.072cm" svg:height="0.701cm" draw:control="control2"/></text:p>
          </table:table-cell>
          <table:table-cell table:style-name="Tableau6.A2" office:value-type="string">
            <text:p text:style-name="P8"><draw:control text:anchor-type="as-char" draw:z-index="13" draw:name="Contrôle 14" draw:style-name="gr2" draw:text-style-name="P54" svg:width="2.072cm" svg:height="0.701cm" draw:control="control3"/></text:p>
          </table:table-cell>
          <table:table-cell table:style-name="Tableau6.A2" office:value-type="string">
            <text:p text:style-name="P8"><draw:control text:anchor-type="as-char" draw:z-index="14" draw:name="Contrôle 15" draw:style-name="gr2" draw:text-style-name="P54" svg:width="2.072cm" svg:height="0.701cm" draw:control="control4"/></text:p>
          </table:table-cell>
          <table:table-cell table:style-name="Tableau6.A2" office:value-type="string">
            <text:p text:style-name="P8"><draw:control text:anchor-type="as-char" draw:z-index="15" draw:name="Contrôle 16" draw:style-name="gr2" draw:text-style-name="P54" svg:width="2.072cm" svg:height="0.701cm" draw:control="control5"/></text:p>
          </table:table-cell>
          <table:table-cell table:style-name="Tableau6.F2" office:value-type="string">
            <text:p text:style-name="P8"><draw:control text:anchor-type="as-char" draw:z-index="16" draw:name="Contrôle 17" draw:style-name="gr2" draw:text-style-name="P54" svg:width="2.072cm" svg:height="0.701cm" draw:control="control6"/></text:p>
          </table:table-cell>
        </table:table-row>
      </table:table>
      <text:p text:style-name="P2"/>
      <text:p text:style-name="P11"><text:span text:style-name="T1">Ex :</text:span> 0,15625 = <draw:control text:anchor-type="as-char" draw:z-index="18" draw:name="Contrôle 19" draw:style-name="gr2" draw:text-style-name="P56" svg:width="3.01cm" svg:height="0.701cm" draw:control="control8"/><text:span text:style-name="T80"><text:s/>=</text:span> <draw:control text:anchor-type="as-char" draw:z-index="17" draw:name="Contrôle 18" draw:style-name="gr2" draw:text-style-name="P54" svg:width="2.072cm" svg:height="0.701cm" draw:control="control7"/><text:span text:style-name="T30">2</text:span></text:p>
      <text:p text:style-name="P9"/>
      <text:p text:style-name="P9"/>
      <text:list xml:id="list150028841900694" text:continue-numbering="true" text:style-name="tfNum_20_a_29_">
        <text:list-item>
          <text:p text:style-name="tfTitre_20_a_29_">En effectuant des multiplications par 2</text:p>
        </text:list-item>
      </text:list>
      <text:p text:style-name="P29">0,15625<text:span text:style-name="T74">×</text:span>2<text:tab/>= <text:span text:style-name="T61">0</text:span>,3125</text:p>
      <text:p text:style-name="P30">0,3125<text:span text:style-name="T74">×</text:span><text:span text:style-name="T60">2<text:tab/>= </text:span><text:span text:style-name="T62">0</text:span><text:span text:style-name="T60">,</text:span>625</text:p>
      <text:p text:style-name="P30">0,625<text:span text:style-name="T74">×</text:span><text:span text:style-name="T60">2<text:tab/>= </text:span><text:span text:style-name="T61">1</text:span>,25</text:p>
      <text:p text:style-name="P13"><draw:control text:anchor-type="as-char" draw:z-index="19" draw:name="Contrôle 29" draw:style-name="gr2" draw:text-style-name="P54" svg:width="1.9cm" svg:height="0.701cm" draw:control="control9"/><text:tab/><text:span text:style-name="T81">= </text:span><text:span text:style-name="T81"><draw:control text:anchor-type="as-char" draw:z-index="20" draw:name="Contrôle 30" draw:style-name="gr3" draw:text-style-name="P55" svg:width="0.481cm" svg:height="0.701cm" draw:control="control10"/></text:span><text:span text:style-name="T81">,</text:span><text:span text:style-name="T81"><draw:control text:anchor-type="as-char" draw:z-index="21" draw:name="Contrôle 31" draw:style-name="gr2" draw:text-style-name="P54" svg:width="2.072cm" svg:height="0.701cm" draw:control="control11"/></text:span></text:p>
      <text:p text:style-name="P14"><draw:control text:anchor-type="as-char" draw:z-index="35" draw:name="Contrôle 20" draw:style-name="gr2" draw:text-style-name="P54" svg:width="1.9cm" svg:height="0.701cm" draw:control="control25"/><text:tab/><text:span text:style-name="T81">= </text:span><text:span text:style-name="T81"><draw:control text:anchor-type="as-char" draw:z-index="36" draw:name="Contrôle 21" draw:style-name="gr3" draw:text-style-name="P55" svg:width="0.481cm" svg:height="0.701cm" draw:control="control26"/></text:span><text:span text:style-name="T81">,</text:span><text:span text:style-name="T81"><draw:control text:anchor-type="as-char" draw:z-index="37" draw:name="Contrôle 22" draw:style-name="gr2" draw:text-style-name="P54" svg:width="2.072cm" svg:height="0.701cm" draw:control="control27"/></text:span></text:p>
      <text:p text:style-name="P9"/>
      <text:p text:style-name="P15">donc <text:span text:style-name="T60">0,15625 </text:span>= <draw:control text:anchor-type="as-char" draw:z-index="38" draw:name="Contrôle 23" draw:style-name="gr2" draw:text-style-name="P54" svg:width="2.072cm" svg:height="0.701cm" draw:control="control28"/></text:p>
      <text:p text:style-name="P9"/>
      <text:p text:style-name="P32">Explication :</text:p>
      <text:p text:style-name="P26">Refaisons <text:span text:style-name="T73">exactement les mêmes calculs que ci-dessus mais directement en base 2 :</text:span></text:p>
      <text:p text:style-name="P33"><text:span text:style-name="T66">0,</text:span><text:span text:style-name="T73">00101</text:span><text:span text:style-name="T74">×</text:span><text:span text:style-name="T73">10</text:span><text:span text:style-name="T60"><text:tab/></text:span><text:span text:style-name="T66">= </text:span><text:span text:style-name="T63">0</text:span><text:span text:style-name="T43">,</text:span><text:span text:style-name="T46">0101</text:span></text:p>
      <text:p text:style-name="P33"><text:span text:style-name="T43">0,</text:span><text:span text:style-name="T46">0101</text:span><text:span text:style-name="T44">×</text:span><text:span text:style-name="T46">10</text:span><text:span text:style-name="T45"><text:tab/></text:span><text:span text:style-name="T43">= </text:span><text:span text:style-name="T63">0</text:span><text:span text:style-name="T43">,</text:span><text:span text:style-name="T46">101</text:span></text:p>
      <text:p text:style-name="P33"><text:span text:style-name="T43">0,</text:span><text:span text:style-name="T47">1</text:span><text:span text:style-name="T46">01</text:span><text:span text:style-name="T44">×</text:span><text:span text:style-name="T46">10</text:span><text:span text:style-name="T45"><text:tab/></text:span><text:span text:style-name="T43">= </text:span><text:span text:style-name="T64">1</text:span><text:span text:style-name="T43">,</text:span><text:span text:style-name="T46">01</text:span></text:p>
      <text:p text:style-name="P34"><text:span text:style-name="T43">0,</text:span><text:span text:style-name="T46">01</text:span><text:span text:style-name="T44">×</text:span><text:span text:style-name="T46">10</text:span><text:span text:style-name="T45"><text:tab/></text:span><text:span text:style-name="T43">= </text:span><text:span text:style-name="T65">0</text:span><text:span text:style-name="T43">,</text:span><text:span text:style-name="T46">1</text:span></text:p>
      <text:p text:style-name="P34"><text:span text:style-name="T43">0,</text:span><text:span text:style-name="T46">1</text:span><text:span text:style-name="T44">×</text:span><text:span text:style-name="T46">10</text:span><text:span text:style-name="T45"><text:tab/></text:span><text:span text:style-name="T43">= </text:span><text:span text:style-name="T64">1</text:span></text:p>
      <text:list xml:id="list150030076870369" text:continue-list="list150029348579386" text:style-name="tfNum_20_1_29_">
        <text:list-item>
          <text:p text:style-name="P47">Nombres ayant une infinité de décimales en binaire</text:p>
        </text:list-item>
      </text:list>
      <text:p text:style-name="P16"><text:span text:style-name="T37">Ex :</text:span><text:span text:style-name="T35"> Convertissons 0,1 en binaire</text:span></text:p>
      <text:p text:style-name="P31"><text:span text:style-name="T40">0,1</text:span><text:span text:style-name="T44">×</text:span><text:span text:style-name="T45">2<text:tab/></text:span><text:span text:style-name="T43">= <text:s/></text:span><text:span text:style-name="T40">0,2<text:line-break/>0,</text:span><text:span text:style-name="T48">2</text:span><text:span text:style-name="T44">×</text:span><text:span text:style-name="T45">2<text:tab/></text:span><text:span text:style-name="T43">= <text:s/></text:span><text:span text:style-name="T40">0,</text:span><text:span text:style-name="T48">4</text:span><text:span text:style-name="T40"><text:line-break/>0,</text:span><text:span text:style-name="T48">4</text:span><text:span text:style-name="T44">×</text:span><text:span text:style-name="T45">2<text:tab/></text:span><text:span text:style-name="T43">= <text:s/></text:span><text:span text:style-name="T40">0,</text:span><text:span text:style-name="T48">8</text:span><text:span text:style-name="T40"><text:line-break/>0,</text:span><text:span text:style-name="T48">8</text:span><text:span text:style-name="T44">×</text:span><text:span text:style-name="T45">2<text:tab/></text:span><text:span text:style-name="T43">= <text:s/></text:span><text:span text:style-name="T48">1</text:span><text:span text:style-name="T40">,</text:span><text:span text:style-name="T48">6</text:span><text:span text:style-name="T40"><text:line-break/>0,</text:span><text:span text:style-name="T48">6</text:span><text:span text:style-name="T44">×</text:span><text:span text:style-name="T45">2<text:tab/></text:span><text:span text:style-name="T43">= <text:s/></text:span><text:span text:style-name="T48">1</text:span><text:span text:style-name="T40">,2<text:line-break/>0,</text:span><text:span text:style-name="T48">2</text:span><text:span text:style-name="T44">×</text:span><text:span text:style-name="T45">2<text:tab/></text:span><text:span text:style-name="T43">= <text:s/></text:span><text:span text:style-name="T40">0,</text:span><text:span text:style-name="T48">4</text:span></text:p>
      <text:p text:style-name="P22">La 6ème ligne est identique à la 2ème !<text:line-break/>Le processus de conversion en base 2 ne s’arrêtera donc jamais :</text:p>
      <text:p text:style-name="P22">0,1 = 0,00011001100110011……</text:p>
      <text:p text:style-name="P22">Le nombre 0,1 a donc en binaire une infinité de chiffres après la virgule et devra donc être arrondi.</text:p>
      <text:p text:style-name="P22"/>
      <text:p text:style-name="P17"><text:span text:style-name="T37">Conséquence :<text:line-break/></text:span><text:span text:style-name="T38">Taper les 2 commandes ci-dessous dans</text:span><text:span text:style-name="T35"> l</text:span><text:span text:style-name="T36">a console</text:span><text:span text:style-name="T35"> Python :</text:span></text:p>
      <text:p text:style-name="P37"><text:span text:style-name="T41">&gt;&gt;&gt; 0.1</text:span><text:span text:style-name="T42">+0.2</text:span></text:p>
      <text:p text:style-name="P24"><draw:control text:anchor-type="as-char" draw:z-index="22" draw:name="Contrôle 24" draw:style-name="gr2" draw:text-style-name="P54" svg:width="5.58cm" svg:height="0.701cm" draw:control="control12"/></text:p>
      <text:p text:style-name="P24"/>
      <text:p text:style-name="P37"><text:span text:style-name="T41">&gt;&gt;&gt; 0.1</text:span><text:span text:style-name="T42">+0.2 == 0.3</text:span></text:p>
      <text:p text:style-name="P24"><draw:control text:anchor-type="as-char" draw:z-index="23" draw:name="Contrôle 25" draw:style-name="gr2" draw:text-style-name="P54" svg:width="5.58cm" svg:height="0.701cm" draw:control="control13"/></text:p>
      <text:p text:style-name="P25"/>
      <text:p text:style-name="P23">On ne comparera donc jamais directement des flottants !</text:p>
      <text:p text:style-name="P23"/>
      <text:list xml:id="list150028828016686" text:continue-list="list1851939640" text:style-name="tfNum_20_I_29_">
        <text:list-item>
          <text:p text:style-name="P52">Norme IEEE754</text:p>
        </text:list-item>
      </text:list>
      <text:list xml:id="list150029789262734" text:continue-list="list150030076870369" text:style-name="tfNum_20_1_29_">
        <text:list-item text:start-value="1">
          <text:p text:style-name="P48">Le problème du codage de la virgule :</text:p>
        </text:list-item>
      </text:list>
      <text:p text:style-name="Text_20_body">On a vu précédemment <text:span text:style-name="T9">comment</text:span> coder 0,15625 en binaire :</text:p>
      <text:p text:style-name="P12"><text:span text:style-name="T60">0,15625</text:span><text:span text:style-name="T28">10</text:span><text:span text:style-name="T60"> </text:span>= <text:span text:style-name="T67">0,00101</text:span><text:span text:style-name="T28">2</text:span></text:p>
      <text:p text:style-name="P18"><text:span text:style-name="T10">Mais c</text:span>omment <text:span text:style-name="T71">peut-on </text:span>coder la virgule, <text:span text:style-name="T68">sachant que</text:span> <text:span text:style-name="T68">l</text:span>’ordinateur ne connaît pas d’autres symboles que le 0 et le 1 ?</text:p>
      <text:p text:style-name="P39"/>
      <text:p text:style-name="P39">Une première solution, appelée codage en <text:span text:style-name="T1">virgule fixe</text:span>, consiste à décider que tous les nombres seront codés par exemple sur <text:span text:style-name="T86">16</text:span> bits avec <text:span text:style-name="T84">les </text:span><text:span text:style-name="T86">1</text:span><text:span text:style-name="T84">0 premiers bits pour la partie entière et les </text:span><text:span text:style-name="T86">6</text:span><text:span text:style-name="T84"> derniers pour la partie décimale. Ce système permet des calculs plut</text:span><text:span text:style-name="T13">ôt simples mais </text:span><text:span text:style-name="T14">n’</text:span><text:span text:style-name="T15">est </text:span><text:span text:style-name="T14">pas </text:span><text:span text:style-name="T15">adapté pour</text:span><text:span text:style-name="T14"> manipuler à la fois </text:span><text:span text:style-name="T15">d</text:span><text:span text:style-name="T14">es </text:span><text:span text:style-name="T15">très </text:span><text:span text:style-name="T14">grands nombres et des tou</text:span><text:span text:style-name="T15">s</text:span><text:span text:style-name="T14"> petits. </text:span><text:span text:style-name="T20">Il est </text:span><text:span text:style-name="T21">donc </text:span><text:span text:style-name="T20">peu utilisé de nos jours.</text:span></text:p>
      <text:p text:style-name="P18"><text:span text:style-name="T85">Du coup une autre solution est apparue, appelée codage en </text:span><text:span text:style-name="T2">virgule flottante</text:span>, <text:span text:style-name="T85">qui consiste à</text:span> « décaler » la virgule comme on le fait en notation scientifique :</text:p>
      <text:p text:style-name="P10"><text:span text:style-name="T67">0,00101</text:span><text:span text:style-name="T28">2</text:span><text:span text:style-name="T39"> = 1, 01</text:span><text:span text:style-name="T28">2</text:span><text:span text:style-name="T39"> </text:span><text:span text:style-name="T54">×</text:span> <text:span text:style-name="T67">2</text:span><text:span text:style-name="T24">-3</text:span></text:p>
      <text:p text:style-name="P19"/>
      <text:p text:style-name="P19"><draw:g text:anchor-type="paragraph" draw:z-index="0" draw:name="DrawObject1" draw:style-name="gr8"><draw:frame draw:name="Forme1" draw:style-name="gr9" draw:text-style-name="P59" svg:width="10.831cm" svg:height="0.548cm" svg:x="8.149cm" svg:y="-0.177cm"><draw:text-box><text:p><text:span text:style-name="T98">toujours 1</text:span> <text:s text:c="5"/><text:span text:style-name="T99">mantisse</text:span> <text:s text:c="5"/><text:span text:style-name="T100">exposant à coder lui aussi en binaire</text:span></text:p></draw:text-box></draw:frame><draw:custom-shape draw:name="Forme2" draw:style-name="gr10" draw:text-style-name="P60" svg:width="0.456cm" svg:height="0.456cm" svg:x="9.484cm" svg:y="-1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3" draw:style-name="gr11" draw:text-style-name="P57" svg:x1="9.114cm" svg:y1="-0.201cm" svg:x2="9.67cm" svg:y2="-1.004cm"><text:p/></draw:line><draw:custom-shape draw:name="Forme4" draw:style-name="gr12" draw:text-style-name="P60" svg:width="0.613cm" svg:height="0.613cm" svg:x="9.971cm" svg:y="-1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5" draw:style-name="gr13" draw:text-style-name="P57" svg:x1="11.04cm" svg:y1="-0.183cm" svg:x2="10.444cm" svg:y2="-1cm"><text:p/></draw:line><draw:custom-shape draw:name="Forme6" draw:style-name="gr14" draw:text-style-name="P60" svg:width="0.398cm" svg:height="0.398cm" svg:x="11.298cm" svg:y="-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7" draw:style-name="gr15" draw:text-style-name="P57" svg:x1="13.488cm" svg:y1="-0.162cm" svg:x2="11.675cm" svg:y2="-1.219cm"><text:p/></draw:line></draw:g></text:p>
      <text:p text:style-name="P40"/>
      <text:p text:style-name="P40">Bien s<text:span text:style-name="T7">ûr, le calcul en virgule flottante </text:span><text:span text:style-name="T16">suppose des circuits spécialisés assez complexes, mais il permet </text:span><text:span text:style-name="T17">de </text:span><text:span text:style-name="T18">manipuler une plage de nombres bien plus importante </text:span><text:span text:style-name="T20">que le calcul en virgule fixe</text:span><text:span text:style-name="T18">, tout en gardant une meilleure précision. Du coup, </text:span><text:span text:style-name="T9">la quasi totalité des processeurs </text:span><text:span text:style-name="T19">travaillent </text:span><text:span text:style-name="T20">aujourd’hui </text:span><text:span text:style-name="T19">en virgule flottante </text:span><text:span text:style-name="T20">en utilisant la norme IEEE754. Cette norme permet de coder un nombre décimal sur 32 bits (simple précision), 64 bits (double précision) ou même 128 bits (quadruple précision).</text:span></text:p>
      <text:p text:style-name="P46">Sur la plupart des interpréteurs Python, les nombres de type float sont codés en double précision.</text:p>
      <text:p text:style-name="P19"/>
      <text:list xml:id="list150030175881630" text:continue-numbering="true" text:style-name="tfNum_20_1_29_">
        <text:list-item>
          <text:p text:style-name="P47"><text:span text:style-name="T58">F</text:span>ormat « simple précision » <text:span text:style-name="T72">sur 32 bits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<draw:line text:anchor-type="paragraph" draw:z-index="9" draw:name="Forme9" draw:style-name="gr5" draw:text-style-name="P57" svg:x1="0.681cm" svg:y1="1.755cm" svg:x2="0.215cm" svg:y2="0.524cm"><text:p/></draw:line><draw:line text:anchor-type="paragraph" draw:z-index="10" draw:name="Forme10" draw:style-name="gr4" draw:text-style-name="P57" svg:x1="4.121cm" svg:y1="1.761cm" svg:x2="3.535cm" svg:y2="0.542cm"><text:p/></draw:line>s</text:p>
          </table:table-cell>
          <table:table-cell table:style-name="Tableau1.A1" office:value-type="string">
            <text:p text:style-name="P3">Exposant + 127 (8 bits)</text:p>
          </table:table-cell>
          <table:table-cell table:style-name="Tableau1.C1" office:value-type="string">
            <text:p text:style-name="P3">Mantisse (23 bits)</text:p>
          </table:table-cell>
        </table:table-row>
      </table:table>
      <text:p text:style-name="Text_20_body"/>
      <text:p text:style-name="Text_20_body"><draw:frame text:anchor-type="paragraph" draw:z-index="7" draw:name="Forme8" draw:style-name="gr7" draw:text-style-name="P58" svg:width="2.306cm" svg:height="1.437cm" svg:x="-0.014cm" svg:y="0.353cm"><draw:text-box><text:p><text:span text:style-name="T97">Bit de signe :</text:span></text:p><text:p><text:span text:style-name="T97">0 : positif</text:span></text:p><text:p><text:span text:style-name="T97">1 : négatif</text:span></text:p></draw:text-box></draw:frame><draw:frame text:anchor-type="paragraph" draw:z-index="8" draw:name="Forme8_0" draw:style-name="gr6" draw:text-style-name="P58" svg:width="7.037cm" svg:height="1.036cm" svg:x="3.32cm" svg:y="0.358cm"><draw:text-box><text:p><text:span text:style-name="T97">Le décalage de 127 permet de représenter aussi les exposants négatif</text:span></text:p></draw:text-box></draw:frame></text:p>
      <text:p text:style-name="Text_20_body"/>
      <text:p text:style-name="Text_20_body"/>
      <text:p text:style-name="P41"><text:span text:style-name="T4">Ex </text:span><text:span text:style-name="T3">1</text:span><text:span text:style-name="T4"> :</text:span><text:span text:style-name="T88"> </text:span><text:span text:style-name="T91">Représenter </text:span><text:span text:style-name="T92">−</text:span><text:span text:style-name="T93">0,15625 </text:span><text:span text:style-name="T91">en simple précision</text:span></text:p>
      <text:p text:style-name="P28"><text:span text:style-name="T94">−</text:span><text:span text:style-name="T60">0,15625 </text:span><text:span text:style-name="T87">est négatif donc le bit de signe est </text:span><text:span text:style-name="T87"><draw:control text:anchor-type="as-char" draw:z-index="39" draw:name="Contrôle 26" draw:style-name="gr2" draw:text-style-name="P54" svg:width="1.001cm" svg:height="0.701cm" draw:control="control29"/></text:span></text:p>
      <text:p text:style-name="P27"><text:span text:style-name="T60">0,15625 </text:span><text:span text:style-name="T66">= </text:span><text:span text:style-name="T87">0,125 + 0,03125 = 2</text:span><text:span text:style-name="T25">-3</text:span><text:span text:style-name="T87"> + 2</text:span><text:span text:style-name="T25">-5</text:span><text:span text:style-name="T87"> = </text:span><text:span text:style-name="T67">0,00101</text:span><text:span text:style-name="T28">2</text:span><text:span text:style-name="T39"> </text:span><text:span text:style-name="T33">=</text:span><text:span text:style-name="T39"> 1, 01</text:span><text:span text:style-name="T28">2</text:span><text:span text:style-name="T39"> </text:span><text:span text:style-name="T55">×</text:span><text:span text:style-name="T33"> </text:span><text:span text:style-name="T39">2</text:span><text:span text:style-name="T24">-3</text:span></text:p>
      <text:p text:style-name="P28">La mantisse est <draw:control text:anchor-type="as-char" draw:z-index="40" draw:name="Contrôle 27" draw:style-name="gr2" draw:text-style-name="P54" svg:width="8.97cm" svg:height="0.701cm" draw:control="control30"/></text:p>
      <text:p text:style-name="P28"><text:span text:style-name="T87">Codons l’exposant : </text:span><text:span text:style-name="T87"><draw:control text:anchor-type="as-char" draw:z-index="41" draw:name="Contrôle 28" draw:style-name="gr2" draw:text-style-name="P54" svg:width="1.101cm" svg:height="0.701cm" draw:control="control31"/></text:span><text:span text:style-name="T82"><text:s/>+ 127 = </text:span><text:span text:style-name="T82"><draw:control text:anchor-type="as-char" draw:z-index="42" draw:name="Contrôle 32" draw:style-name="gr2" draw:text-style-name="P54" svg:width="1.101cm" svg:height="0.701cm" draw:control="control32"/></text:span><text:span text:style-name="T82"><text:s/>= </text:span><text:span text:style-name="T83">64 + 32 + 16 + 8 + 4 = </text:span><text:span text:style-name="T82">0111 1100</text:span><text:span text:style-name="T32">2</text:span></text:p>
      <text:p text:style-name="P27"/>
      <text:p text:style-name="P27">Bilan : <text:span text:style-name="T94">−</text:span><text:span text:style-name="T60">0,15625 </text:span>s’écrit en simple précision : 1 01111100 01000000000000000000000</text:p>
      <text:p text:style-name="Text_20_body"/>
      <text:p text:style-name="Text_20_body"/>
      <text:p text:style-name="P43"><text:span text:style-name="T4">Ex </text:span><text:span text:style-name="T5">2</text:span><text:span text:style-name="T4"> :</text:span><text:span text:style-name="T88"> </text:span><text:span text:style-name="T95">Quel</text:span><text:span text:style-name="T89"> nombre s’écrit </text:span><text:span text:style-name="T95">en</text:span><text:span text:style-name="T87"> simple précision : 0 10000001 01110000000000000000000 ?</text:span></text:p>
      <text:p text:style-name="P36"><text:span text:style-name="T77">L</text:span><text:span text:style-name="T79">e bit de signe est 0 donc c</text:span><text:span text:style-name="T76">e nombre est </text:span><text:span text:style-name="T76"><draw:control text:anchor-type="as-char" draw:z-index="43" draw:name="Contrôle 33" draw:style-name="gr2" draw:text-style-name="P54" svg:width="2.072cm" svg:height="0.701cm" draw:control="control33"/></text:span></text:p>
      <text:p text:style-name="P36">La mantisse est <draw:control text:anchor-type="as-char" draw:z-index="44" draw:name="Contrôle 34" draw:style-name="gr2" draw:text-style-name="P54" svg:width="8.97cm" svg:height="0.701cm" draw:control="control34"/></text:p>
      <text:p text:style-name="P35">Décodons l’exposant : <text:s/><text:span text:style-name="T87">10000001</text:span><text:span text:style-name="T27">2</text:span><text:span text:style-name="T87"> </text:span>= 2<text:span text:style-name="T22">0</text:span> + 2<text:span text:style-name="T22">7</text:span> = 1 + 128 = 129</text:p>
      <text:p text:style-name="P36">Or 129 <text:span text:style-name="T77">− </text:span><text:span text:style-name="T77"><draw:control text:anchor-type="as-char" draw:z-index="45" draw:name="Contrôle 35" draw:style-name="gr2" draw:text-style-name="P54" svg:width="1.101cm" svg:height="0.701cm" draw:control="control35"/></text:span><text:span text:style-name="T76"><text:s/>= </text:span><text:span text:style-name="T76"><draw:control text:anchor-type="as-char" draw:z-index="46" draw:name="Contrôle 36" draw:style-name="gr2" draw:text-style-name="P54" svg:width="1.101cm" svg:height="0.701cm" draw:control="control36"/></text:span></text:p>
      <text:p text:style-name="P42"/>
      <text:p text:style-name="P36"><text:span text:style-name="T78">Donc le nombre cherché est : </text:span><text:span text:style-name="T78"><draw:control text:anchor-type="as-char" svg:y="-0.499cm" draw:z-index="47" draw:name="Contrôle 37" draw:style-name="gr1" draw:text-style-name="P54" svg:width="2.192cm" svg:height="0.701cm" draw:control="control37"/></text:span><text:span text:style-name="T31">2</text:span><text:span text:style-name="T78"> </text:span><text:span text:style-name="T34">×</text:span><text:span text:style-name="T50"> </text:span><text:span text:style-name="T49">2</text:span><text:span text:style-name="T26"><draw:control text:anchor-type="as-char" svg:y="-0.801cm" draw:z-index="48" draw:name="Contrôle 38" draw:style-name="gr1" draw:text-style-name="P53" svg:width="0.69cm" svg:height="0.5cm" draw:control="control38"/></text:span> <text:span text:style-name="T89">= (1+0,25+0,125+0,0625)</text:span><text:span text:style-name="T90"> </text:span><text:span text:style-name="T51">× </text:span><text:span text:style-name="T52">4 = </text:span><text:span text:style-name="T53">1,4375 </text:span><text:span text:style-name="T51">× </text:span><text:span text:style-name="T52">4 </text:span><text:span text:style-name="T53">= 5,75</text:span></text:p>
      <text:p text:style-name="Text_20_body"/>
      <text:p text:style-name="Text_20_body"/>
      <text:p text:style-name="P45">Convertisseur en ligne : <text:a xlink:type="simple" xlink:href="https://www.h-schmidt.net/FloatConverter/IEEE754.html" text:style-name="Internet_20_link" text:visited-style-name="Visited_20_Internet_20_Link">https://www.h-schmidt.net/FloatConverter/IEEE754.html</text:a></text:p>
      <text:p text:style-name="P20"/>
      <text:p text:style-name="P20"/>
      <text:list xml:id="list150029807114053" text:continue-numbering="true" text:style-name="tfNum_20_1_29_">
        <text:list-item>
          <text:p text:style-name="P49"><text:span text:style-name="T58">F</text:span>ormat « <text:span text:style-name="T57">doub</text:span>le précision » <text:span text:style-name="T72">sur 64 bits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">s</text:p>
          </table:table-cell>
          <table:table-cell table:style-name="Tableau3.A1" office:value-type="string">
            <text:p text:style-name="P4">Exposant + 1<text:span text:style-name="T69">023</text:span> (<text:span text:style-name="T70">11</text:span> bits)</text:p>
          </table:table-cell>
          <table:table-cell table:style-name="Tableau3.C1" office:value-type="string">
            <text:p text:style-name="P4">Mantisse (<text:span text:style-name="T69">52</text:span> bits)</text:p>
          </table:table-cell>
        </table:table-row>
      </table:table>
      <text:p text:style-name="P21"/>
      <text:p text:style-name="P21"/>
      <text:list xml:id="list150030168368637" text:continue-numbering="true" text:style-name="tfNum_20_1_29_">
        <text:list-item>
          <text:p text:style-name="P50"><text:span text:style-name="T58">F</text:span>ormat « <text:span text:style-name="T59">quadrup</text:span>le précision » <text:span text:style-name="T72">sur </text:span><text:span text:style-name="T96">128</text:span><text:span text:style-name="T72"> bits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s</text:p>
          </table:table-cell>
          <table:table-cell table:style-name="Tableau2.A1" office:value-type="string">
            <text:p text:style-name="P5">Exposant + 16383 (<text:span text:style-name="T70">1</text:span><text:span text:style-name="T96">5</text:span> bits)</text:p>
          </table:table-cell>
          <table:table-cell table:style-name="Tableau2.C1" office:value-type="string">
            <text:p text:style-name="P5">Mantisse (<text:span text:style-name="T96">112</text:span> bits)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8Num6" text:consecutive-numbering="true">
      <text:list-level-style-number text:level="1" loext:num-list-format="%1%" style:num-format="A" style:num-letter-sync="true">
        <style:list-level-properties text:space-before="0.501cm" text:min-label-width="0.501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10-16T15:00:27.426092832</dc:date>
    <meta:editing-duration>PT16H9M52S</meta:editing-duration>
    <meta:editing-cycles>136</meta:editing-cycles>
    <meta:document-statistic meta:table-count="4" meta:image-count="0" meta:object-count="6" meta:page-count="4" meta:paragraph-count="82" meta:word-count="697" meta:character-count="3635" meta:non-whitespace-character-count="2987"/>
  </office:meta>
</office:document-meta>
</file>

<file path=Object 3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{2}^{-1}%%&lt;cmathArbre&gt;«^­2­«-­1»»&lt;/cmathArbre&gt;&lt;cmathFormule&gt;2^-1&lt;/cmathFormule&gt;</annotation>
  </semantics>
</math>
</file>

<file path=Object 4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{2}^{-2}%%&lt;cmathArbre&gt;«^­2­«-­2»»&lt;/cmathArbre&gt;&lt;cmathFormule&gt;2^-2&lt;/cmathFormule&gt;</annotation>
  </semantics>
</math>
</file>

<file path=Object 5/content.xml><?xml version="1.0" encoding="utf-8"?>
<math xmlns="http://www.w3.org/1998/Math/MathML" display="block">
  <semantics>
    <msup>
      <mn>2</mn>
      <mrow>
        <mo stretchy="false">−</mo>
        <mn>3</mn>
      </mrow>
    </msup>
    <annotation encoding="StarMath 5.0">{2}^{-3}%%&lt;cmathArbre&gt;«^­2­«-­3»»&lt;/cmathArbre&gt;&lt;cmathFormule&gt;2^-3&lt;/cmathFormule&gt;</annotation>
  </semantics>
</math>
</file>

<file path=Object 6/content.xml><?xml version="1.0" encoding="utf-8"?>
<math xmlns="http://www.w3.org/1998/Math/MathML" display="block">
  <semantics>
    <msup>
      <mn>2</mn>
      <mrow>
        <mo stretchy="false">−</mo>
        <mn>4</mn>
      </mrow>
    </msup>
    <annotation encoding="StarMath 5.0">{2}^{-4}%%&lt;cmathArbre&gt;«^­2­«-­4»»&lt;/cmathArbre&gt;&lt;cmathFormule&gt;2^-4&lt;/cmathFormule&gt;</annotation>
  </semantics>
</math>
</file>

<file path=Object 7/content.xml><?xml version="1.0" encoding="utf-8"?>
<math xmlns="http://www.w3.org/1998/Math/MathML" display="block">
  <semantics>
    <msup>
      <mn>2</mn>
      <mrow>
        <mo stretchy="false">−</mo>
        <mn>5</mn>
      </mrow>
    </msup>
    <annotation encoding="StarMath 5.0">{2}^{-5}%%&lt;cmathArbre&gt;«^­2­«-­5»»&lt;/cmathArbre&gt;&lt;cmathFormule&gt;2^-5&lt;/cmathFormule&gt;</annotation>
  </semantics>
</math>
</file>

<file path=Object 8/content.xml><?xml version="1.0" encoding="utf-8"?>
<math xmlns="http://www.w3.org/1998/Math/MathML" display="block">
  <semantics>
    <msup>
      <mn>2</mn>
      <mrow>
        <mo stretchy="false">−</mo>
        <mn>6</mn>
      </mrow>
    </msup>
    <annotation encoding="StarMath 5.0">{2}^{-6}%%&lt;cmathArbre&gt;«^­2­«-­6»»&lt;/cmathArbre&gt;&lt;cmathFormule&gt;2^-6&lt;/cmathFormule&gt;</annotation>
  </semantics>
</math>
</file>